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inter Wind" svg:font-family="'Winter Wi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63efb" style:font-name="Winter Wind" fo:font-size="64pt" fo:font-weight="bold" officeooo:rsid="0013dc0d" officeooo:paragraph-rsid="0013dc0d" style:font-size-asian="64pt" style:font-weight-asian="bold" style:font-size-complex="6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😀💬👋 Tu as reçu une Cite 📫🧾 de {{from_name}}</text:p>
      <text:p text:style-name="Standard"/>
      <text:p text:style-name="Text_20_body">Bonjour {{to_name}},</text:p>
      <text:p text:style-name="Text_20_body">Tu as reçu une citation commentée de la part de {{from_name}}:</text:p>
      <text:p text:style-name="P1">EmojeTaCite</text:p>
      <text:p text:style-name="Text_20_body">{{{titre2}}}</text:p>
      <text:p text:style-name="Text_20_body"><text:span text:style-name="Emphasis">{{{message}}}</text:span></text:p>
      <text:p text:style-name="Text_20_body"/>
      <text:p text:style-name="Text_20_body"/>
      <text:p text:style-name="Text_20_body">This e-mail is sent by the EmojeTaCite web application.<text:line-break/>Person in charge : Sylvain Foucault, adress : 13 rue des Francs Muriers 80000 Amiens FRANCE, phone : +33 768766012</text:p>
      <text:p text:style-name="Text_20_body">Best wishes,<text:line-break/>EmailJS team</text:p>
      <text:p text:style-name="Text_20_body"/>
      <text:p text:style-name="Text_20_body"/>
      <text:p text:style-name="Standard"/>
      <text:p text:style-name="Standard">{{to_email}}</text:p>
      <text:p text:style-name="Standard"/>
      <text:p text:style-name="Standard">EmojeTaC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inter Wind" svg:font-family="'Winter Wi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4:27:48.029914097</meta:creation-date>
    <dc:date>2023-09-06T21:56:06.599278713</dc:date>
    <meta:editing-duration>PT6H16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0" meta:character-count="379" meta:non-whitespace-character-count="329"/>
  </office:meta>
</office:document-meta>
</file>